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>armor_tech_check</text:p>
          </table:table-cell>
          <table:table-cell office:value-type="string">
            <text:p>break</text:p>
          </table:table-cell>
          <table:table-cell office:value-type="string">
            <text:p>shield_tech_check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st_increased_te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_combat_tech_switch</text:p>
          </table:table-cell>
          <table:table-cell office:value-type="string">
            <text:p>OCC0</text:p>
          </table:table-cell>
          <table:table-cell office:value-type="string">
            <text:p>tech_ship_armor_5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ech_ship_armor_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ech_ship_armor_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ech_ship_armor_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ech_ship_armor_1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</table:table-row>
        <table:table-row>
          <table:table-cell office:value-type="string">
            <text:p>ex_combat_tech_switch</text:p>
          </table:table-cell>
          <table:table-cell office:value-type="string">
            <text:p>OCC0</text:p>
          </table:table-cell>
          <table:table-cell office:value-type="string">
            <text:p>tech_shields_5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tech_shields_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tech_shields_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tech_shields_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OCC4</text:p>
          </table:table-cell>
          <table:table-cell office:value-type="string">
            <text:p>tech_shields_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5</meta:generator>
  </office:meta>
</office:document-meta>
</file>